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osevka" svg:font-family="Iosevka"/>
    <style:font-face style:name="Iosevka Oblique" svg:font-family="'Iosevka Oblique'"/>
    <style:font-face style:name="Noto Sans Devanagari1" svg:font-family="'Noto Sans Devanagari'" style:font-family-generic="swiss"/>
    <style:font-face style:name="Iosevka1" svg:font-family="Iosevka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officeooo:rsid="0016925a" officeooo:paragraph-rsid="0016925a" style:font-size-asian="10pt" style:font-size-complex="10pt"/>
    </style:style>
    <style:style style:name="P2" style:family="paragraph" style:parent-style-name="Standard">
      <loext:graphic-properties draw:fill="solid" draw:fill-color="#181818"/>
      <style:paragraph-properties fo:background-color="#181818" fo:padding="0in" fo:border="none" style:shadow="none"/>
      <style:text-properties fo:color="#939293" loext:opacity="100%" style:font-name="Iosevka1" fo:font-size="8pt" fo:font-style="normal" fo:font-weight="normal" officeooo:rsid="0015c143" officeooo:paragraph-rsid="00083dc3" style:font-size-asian="8pt" style:font-style-asian="normal" style:font-weight-asian="normal" style:font-size-complex="8pt"/>
    </style:style>
    <style:style style:name="T1" style:family="text">
      <style:text-properties fo:color="#ff6188" loext:opacity="100%" style:font-name="Iosevka Oblique" fo:font-style="italic" style:font-style-asian="italic"/>
    </style:style>
    <style:style style:name="T2" style:family="text">
      <style:text-properties fo:color="#ff6188" loext:opacity="100%" style:font-name="Iosevka Oblique" fo:font-size="19pt" fo:font-style="italic" style:font-size-asian="19pt" style:font-style-asian="italic"/>
    </style:style>
    <style:style style:name="T3" style:family="text">
      <style:text-properties fo:color="#ff6188" loext:opacity="100%" fo:font-style="italic" style:font-style-asian="italic"/>
    </style:style>
    <style:style style:name="T4" style:family="text">
      <style:text-properties fo:color="#ff6188" loext:opacity="100%" fo:font-style="italic" officeooo:rsid="0020922e" style:font-style-asian="italic"/>
    </style:style>
    <style:style style:name="T5" style:family="text">
      <style:text-properties fo:color="#ff6188" loext:opacity="100%" fo:font-size="19pt" fo:font-style="italic" style:font-size-asian="19pt" style:font-style-asian="italic"/>
    </style:style>
    <style:style style:name="T6" style:family="text">
      <style:text-properties fo:color="#78dce8" loext:opacity="100%" style:font-name="Iosevka Oblique" fo:font-style="italic" style:font-style-asian="italic"/>
    </style:style>
    <style:style style:name="T7" style:family="text">
      <style:text-properties fo:color="#78dce8" loext:opacity="100%" style:font-name="Iosevka Oblique" fo:font-size="19pt" fo:font-style="italic" style:font-size-asian="19pt" style:font-style-asian="italic"/>
    </style:style>
    <style:style style:name="T8" style:family="text">
      <style:text-properties fo:color="#78dce8" loext:opacity="100%" fo:font-style="italic" style:font-style-asian="italic"/>
    </style:style>
    <style:style style:name="T9" style:family="text">
      <style:text-properties fo:color="#78dce8" loext:opacity="100%" style:font-name="Iosevka" fo:font-size="19pt" style:font-size-asian="19pt"/>
    </style:style>
    <style:style style:name="T10" style:family="text">
      <style:text-properties fo:color="#78dce8" loext:opacity="100%" fo:font-size="19pt" fo:font-style="italic" style:font-size-asian="19pt" style:font-style-asian="italic"/>
    </style:style>
    <style:style style:name="T11" style:family="text">
      <style:text-properties fo:color="#78dce8" loext:opacity="100%" fo:font-size="19pt" style:font-size-asian="19pt"/>
    </style:style>
    <style:style style:name="T12" style:family="text">
      <style:text-properties fo:color="#78dce8" loext:opacity="100%"/>
    </style:style>
    <style:style style:name="T13" style:family="text">
      <style:text-properties fo:color="#a9dc76" loext:opacity="100%" style:font-name="Iosevka" fo:font-size="19pt" style:font-size-asian="19pt"/>
    </style:style>
    <style:style style:name="T14" style:family="text">
      <style:text-properties fo:color="#a9dc76" loext:opacity="100%" style:font-name="Iosevka"/>
    </style:style>
    <style:style style:name="T15" style:family="text">
      <style:text-properties fo:color="#a9dc76" loext:opacity="100%" fo:font-size="19pt" style:font-size-asian="19pt"/>
    </style:style>
    <style:style style:name="T16" style:family="text">
      <style:text-properties fo:color="#a9dc76" loext:opacity="100%"/>
    </style:style>
    <style:style style:name="T17" style:family="text">
      <style:text-properties fo:color="#ffcfa8" loext:opacity="100%" style:font-name="Iosevka Oblique" fo:font-style="italic" style:font-style-asian="italic"/>
    </style:style>
    <style:style style:name="T18" style:family="text">
      <style:text-properties fo:color="#ffcfa8" loext:opacity="100%" style:font-name="Iosevka Oblique" fo:font-size="19pt" fo:font-style="italic" style:font-size-asian="19pt" style:font-style-asian="italic"/>
    </style:style>
    <style:style style:name="T19" style:family="text">
      <style:text-properties fo:color="#ffcfa8" loext:opacity="100%" fo:font-style="italic" style:font-style-asian="italic"/>
    </style:style>
    <style:style style:name="T20" style:family="text">
      <style:text-properties fo:color="#ffcfa8" loext:opacity="100%" fo:font-size="19pt" fo:font-style="italic" style:font-size-asian="19pt" style:font-style-asian="italic"/>
    </style:style>
    <style:style style:name="T21" style:family="text">
      <style:text-properties fo:color="#fcfcfa" loext:opacity="100%" style:font-name="Iosevka" fo:font-size="19pt" style:font-size-asian="19pt"/>
    </style:style>
    <style:style style:name="T22" style:family="text">
      <style:text-properties fo:color="#fcfcfa" loext:opacity="100%" style:font-name="Iosevka"/>
    </style:style>
    <style:style style:name="T23" style:family="text">
      <style:text-properties fo:color="#fcfcfa" loext:opacity="100%" fo:font-size="19pt" style:font-size-asian="19pt"/>
    </style:style>
    <style:style style:name="T24" style:family="text">
      <style:text-properties fo:color="#fcfcfa" loext:opacity="100%"/>
    </style:style>
    <style:style style:name="T25" style:family="text">
      <style:text-properties fo:color="#c0aaff" loext:opacity="100%" style:font-name="Iosevka" fo:font-size="19pt" style:font-size-asian="19pt"/>
    </style:style>
    <style:style style:name="T26" style:family="text">
      <style:text-properties fo:color="#c0aaff" loext:opacity="100%" style:font-name="Iosevka"/>
    </style:style>
    <style:style style:name="T27" style:family="text">
      <style:text-properties fo:color="#c0aaff" loext:opacity="100%" fo:font-size="19pt" style:font-size-asian="19pt"/>
    </style:style>
    <style:style style:name="T28" style:family="text">
      <style:text-properties fo:color="#c0aaff" loext:opacity="100%"/>
    </style:style>
    <style:style style:name="T29" style:family="text">
      <style:text-properties fo:color="#c994ff" loext:opacity="100%" style:font-name="Iosevka" fo:font-size="19pt" style:font-size-asian="19pt"/>
    </style:style>
    <style:style style:name="T30" style:family="text">
      <style:text-properties fo:color="#c994ff" loext:opacity="100%" style:font-name="Iosevka"/>
    </style:style>
    <style:style style:name="T31" style:family="text">
      <style:text-properties fo:color="#c994ff" loext:opacity="100%" fo:font-size="19pt" style:font-size-asian="19pt"/>
    </style:style>
    <style:style style:name="T32" style:family="text">
      <style:text-properties fo:color="#c994ff" loext:opacity="100%"/>
    </style:style>
    <style:style style:name="T33" style:family="text">
      <style:text-properties fo:color="#f59762" loext:opacity="100%" style:font-name="Iosevka" fo:font-size="19pt" style:font-size-asian="19pt"/>
    </style:style>
    <style:style style:name="T34" style:family="text">
      <style:text-properties fo:color="#f59762" loext:opacity="100%" style:font-name="Iosevka"/>
    </style:style>
    <style:style style:name="T35" style:family="text">
      <style:text-properties fo:color="#f59762" loext:opacity="100%" fo:font-size="19pt" style:font-size-asian="19pt"/>
    </style:style>
    <style:style style:name="T36" style:family="text">
      <style:text-properties fo:color="#f59762" loext:opacity="100%"/>
    </style:style>
    <style:style style:name="T37" style:family="text">
      <style:text-properties fo:color="#99ffae" loext:opacity="100%" style:font-name="Iosevka" fo:font-size="19pt" style:font-size-asian="19pt"/>
    </style:style>
    <style:style style:name="T38" style:family="text">
      <style:text-properties fo:color="#99ffae" loext:opacity="100%" style:font-name="Iosevka"/>
    </style:style>
    <style:style style:name="T39" style:family="text">
      <style:text-properties fo:color="#99ffae" loext:opacity="100%" fo:font-size="19pt" style:font-size-asian="19pt"/>
    </style:style>
    <style:style style:name="T40" style:family="text">
      <style:text-properties fo:color="#99ffae" loext:opacity="100%"/>
    </style:style>
    <style:style style:name="T41" style:family="text">
      <style:text-properties fo:color="#fff48a" loext:opacity="100%" style:font-name="Iosevka" fo:font-size="19pt" style:font-size-asian="19pt"/>
    </style:style>
    <style:style style:name="T42" style:family="text">
      <style:text-properties fo:color="#fff48a" loext:opacity="100%" style:font-name="Iosevka"/>
    </style:style>
    <style:style style:name="T43" style:family="text">
      <style:text-properties fo:color="#fff48a" loext:opacity="100%" fo:font-size="19pt" style:font-size-asian="19pt"/>
    </style:style>
    <style:style style:name="T44" style:family="text">
      <style:text-properties fo:color="#fff48a" loext:opacity="100%"/>
    </style:style>
    <style:style style:name="T45" style:family="text">
      <style:text-properties style:font-name="Iosevka" fo:font-size="19pt" style:font-size-asian="19pt"/>
    </style:style>
    <style:style style:name="T46" style:family="text">
      <style:text-properties style:font-name="Iosevka"/>
    </style:style>
    <style:style style:name="T47" style:family="text">
      <style:text-properties fo:font-size="19pt" style:font-size-asian="19pt"/>
    </style:style>
    <style:style style:name="T48" style:family="text">
      <style:text-properties officeooo:rsid="0020922e"/>
    </style:style>
    <style:style style:name="T49" style:family="text">
      <style:text-properties fo:color="#ff4c8f" loext:opacity="100%" style:font-name="Iosevka Oblique" fo:font-size="19pt" fo:font-style="italic" style:font-size-asian="19pt" style:font-style-asian="italic"/>
    </style:style>
    <style:style style:name="T50" style:family="text">
      <style:text-properties fo:color="#ff4c8f" loext:opacity="100%" fo:font-size="19pt" fo:font-style="italic" style:font-size-asian="19pt" style:font-style-asian="italic"/>
    </style:style>
    <style:style style:name="T51" style:family="text">
      <style:text-properties fo:color="#ff4c8f" loext:opacity="100%"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package </text:span><text:span text:style-name="T8">labs.lab3.pro3</text:span>;<text:line-break/><text:line-break/><text:span text:style-name="T3">import </text:span><text:span text:style-name="T8">java.util.Scanner</text:span>;<text:line-break/><text:line-break/><text:span text:style-name="T3">public class </text:span><text:span text:style-name="T8">Lab3_Pro3_64010009 </text:span>{<text:line-break/><text:line-break/><text:tab/><text:span text:style-name="T3">public static void </text:span><text:span text:style-name="T16">main</text:span>(<text:span text:style-name="T8">String</text:span>[] <text:span text:style-name="T19">args</text:span>) {<text:line-break/><text:line-break/><text:tab/><text:tab/><text:span text:style-name="T8">Scanner </text:span><text:span text:style-name="T24">scanner </text:span><text:span text:style-name="T28">= </text:span><text:span text:style-name="T3">new </text:span><text:span text:style-name="T40">Scanner</text:span>(<text:span text:style-name="T8">System</text:span>.<text:span text:style-name="T36">in</text:span>);<text:line-break/><text:line-break/><text:tab/><text:tab/><text:span text:style-name="T3">int </text:span><text:span text:style-name="T24">matrix_size</text:span>;<text:line-break/><text:line-break/><text:tab/><text:tab/><text:span text:style-name="T3">while </text:span>(<text:span text:style-name="T3">true</text:span>) {<text:line-break/><text:line-break/><text:tab/><text:tab/><text:tab/><text:span text:style-name="T8">System</text:span>.<text:span text:style-name="T36">out</text:span>.<text:span text:style-name="T40">print</text:span>(<text:span text:style-name="T44">"Enter the size for the matrix: "</text:span>);<text:line-break/><text:tab/><text:tab/><text:tab/><text:span text:style-name="T24">matrix_size </text:span><text:span text:style-name="T28">= </text:span><text:span text:style-name="T24">scanner</text:span>.<text:span text:style-name="T40">nextInt</text:span>();<text:line-break/><text:line-break/><text:tab/><text:tab/><text:tab/><text:span text:style-name="T3">if </text:span>(<text:span text:style-name="T24">matrix_size </text:span><text:span text:style-name="T28">&gt;= </text:span><text:span text:style-name="T32">2</text:span>) <text:span text:style-name="T3">break</text:span>;<text:line-break/><text:tab/><text:tab/><text:tab/><text:span text:style-name="T8">System</text:span>.<text:span text:style-name="T36">out</text:span>.<text:span text:style-name="T40">println</text:span>(<text:span text:style-name="T44">"ERROR: matrix size cannot be less than 2"</text:span>);<text:line-break/><text:tab/><text:tab/>}<text:line-break/><text:tab/><text:tab/><text:span text:style-name="T24">scanner</text:span>.<text:span text:style-name="T40">close</text:span>();<text:line-break/><text:line-break/><text:tab/><text:tab/><text:span text:style-name="T3">int</text:span>[][] <text:span text:style-name="T24">matrix </text:span><text:span text:style-name="T28">= </text:span><text:span text:style-name="T3">new int</text:span>[<text:span text:style-name="T24">matrix_size</text:span>][<text:span text:style-name="T24">matrix_size</text:span>];<text:line-break/><text:line-break/><text:tab/><text:tab/><text:span text:style-name="T3">for </text:span>(<text:span text:style-name="T3">int </text:span><text:span text:style-name="T24">y </text:span><text:span text:style-name="T28">= </text:span><text:span text:style-name="T32">0</text:span>; <text:span text:style-name="T24">y </text:span><text:span text:style-name="T28">&lt; </text:span><text:span text:style-name="T24">matrix_size</text:span>; <text:span text:style-name="T24">y</text:span><text:span text:style-name="T28">++</text:span>) {<text:line-break/><text:tab/><text:tab/><text:tab/><text:span text:style-name="T3">for </text:span>(<text:span text:style-name="T3">int </text:span><text:span text:style-name="T24">x </text:span><text:span text:style-name="T28">= </text:span><text:span text:style-name="T32">0</text:span>; <text:span text:style-name="T24">x </text:span><text:span text:style-name="T28">&lt; </text:span><text:span text:style-name="T24">matrix_size</text:span>; <text:span text:style-name="T24">x</text:span><text:span text:style-name="T28">++</text:span>) {<text:line-break/><text:line-break/><text:tab/><text:tab/><text:tab/><text:tab/><text:span text:style-name="T24">matrix</text:span>[<text:span text:style-name="T24">y</text:span>][<text:span text:style-name="T24">x</text:span>] <text:span text:style-name="T28">= </text:span>(<text:span text:style-name="T3">int</text:span>) (<text:span text:style-name="T8">Math</text:span>.<text:span text:style-name="T40">random</text:span>() <text:span text:style-name="T28">* </text:span><text:span text:style-name="T32">2</text:span>);<text:line-break/><text:tab/><text:tab/><text:tab/><text:tab/><text:span text:style-name="T8">System</text:span>.<text:span text:style-name="T36">out</text:span>.<text:span text:style-name="T40">print</text:span>(<text:span text:style-name="T24">matrix</text:span>[<text:span text:style-name="T24">y</text:span>][<text:span text:style-name="T24">x</text:span>]);<text:line-break/><text:tab/><text:tab/><text:tab/>}<text:line-break/><text:tab/><text:tab/><text:tab/><text:span text:style-name="T8">System</text:span>.<text:span text:style-name="T36">out</text:span>.<text:span text:style-name="T40">print</text:span>(<text:span text:style-name="T44">"</text:span><text:span text:style-name="T12">\n</text:span><text:span text:style-name="T44">"</text:span>);<text:line-break/><text:tab/><text:tab/>}<text:line-break/><text:line-break/><text:tab/><text:tab/><text:span text:style-name="T40">findDuplicateOnRow</text:span>(<text:span text:style-name="T24">matrix</text:span>);<text:line-break/><text:tab/><text:tab/><text:span text:style-name="T40">findDuplicateOnColumn</text:span>(<text:span text:style-name="T24">matrix</text:span>);<text:line-break/><text:tab/><text:tab/><text:span text:style-name="T40">findDuplicateOnSuperDiagonal</text:span>(<text:span text:style-name="T24">matrix</text:span>);<text:line-break/><text:tab/><text:tab/><text:span text:style-name="T40">findDuplicateOnDiagonal</text:span>(<text:span text:style-name="T24">matrix</text:span>);<text:line-break/><text:tab/><text:tab/><text:span text:style-name="T40">findDuplicateOnSubDiagonal</text:span>(<text:span text:style-name="T24">matrix</text:span>);<text:line-break/><text:tab/>}<text:line-break/><text:line-break/><text:tab/><text:span text:style-name="T3">public static void </text:span><text:span text:style-name="T16">findDuplicateOnRow</text:span>(<text:span text:style-name="T3">int</text:span>[][] <text:span text:style-name="T19">matrix</text:span>) {<text:line-break/><text:line-break/><text:tab/><text:tab/><text:span text:style-name="T3">boolean </text:span><text:span text:style-name="T24">is_found </text:span><text:span text:style-name="T28">= </text:span><text:span text:style-name="T3">false</text:span>;<text:line-break/><text:tab/><text:tab/><text:span text:style-name="T3">for </text:span>(<text:span text:style-name="T3">int </text:span><text:span text:style-name="T24">y </text:span><text:span text:style-name="T28">= </text:span><text:span text:style-name="T32">0</text:span>; <text:span text:style-name="T24">y </text:span><text:span text:style-name="T28">&lt; </text:span><text:span text:style-name="T19">matrix</text:span>.<text:span text:style-name="T24">length</text:span>; <text:span text:style-name="T24">y</text:span><text:span text:style-name="T28">++</text:span>) {<text:line-break/><text:line-break/><text:tab/><text:tab/><text:tab/><text:span text:style-name="T3">int </text:span><text:span text:style-name="T24">sum </text:span><text:span text:style-name="T28">= </text:span><text:span text:style-name="T32">0</text:span>;<text:line-break/><text:tab/><text:tab/><text:tab/><text:span text:style-name="T3">for </text:span>(<text:span text:style-name="T3">int </text:span><text:span text:style-name="T24">x </text:span><text:span text:style-name="T28">= </text:span><text:span text:style-name="T32">0</text:span>; <text:span text:style-name="T24">x </text:span><text:span text:style-name="T28">&lt; </text:span><text:span text:style-name="T19">matrix</text:span>.<text:span text:style-name="T24">length</text:span>; <text:span text:style-name="T24">x</text:span><text:span text:style-name="T28">++</text:span>) <text:span text:style-name="T24">sum </text:span><text:span text:style-name="T28">+= </text:span><text:span text:style-name="T19">matrix</text:span>[<text:span text:style-name="T24">y</text:span>][<text:span text:style-name="T24">x</text:span>];<text:line-break/><text:line-break/><text:tab/><text:tab/><text:tab/><text:span text:style-name="T3">if </text:span>(<text:span text:style-name="T24">sum </text:span><text:span text:style-name="T28">== </text:span><text:span text:style-name="T32">0</text:span>) <text:span text:style-name="T8">System</text:span>.<text:span text:style-name="T36">out</text:span>.<text:span text:style-name="T40">println</text:span>(<text:span text:style-name="T44">"All 0s on row " </text:span><text:span text:style-name="T28">+ </text:span><text:span text:style-name="T24">y</text:span>);<text:line-break/><text:tab/><text:tab/><text:tab/><text:span text:style-name="T3">if </text:span>(<text:span text:style-name="T24">sum </text:span><text:span text:style-name="T28">== </text:span><text:span text:style-name="T19">matrix</text:span>.<text:span text:style-name="T24">length</text:span>) <text:span text:style-name="T8">System</text:span>.<text:span text:style-name="T36">out</text:span>.<text:span text:style-name="T40">println</text:span>(<text:span text:style-name="T44">"All 1s on row " </text:span><text:span text:style-name="T28">+ </text:span><text:span text:style-name="T24">y</text:span>);<text:line-break/><text:tab/><text:tab/><text:tab/><text:span text:style-name="T3">if </text:span>(<text:span text:style-name="T24">sum </text:span><text:span text:style-name="T28">== </text:span><text:span text:style-name="T32">0 </text:span><text:span text:style-name="T28">|| </text:span><text:span text:style-name="T24">sum </text:span><text:span text:style-name="T28">== </text:span><text:span text:style-name="T19">matrix</text:span>.<text:span text:style-name="T24">length</text:span>) <text:span text:style-name="T24">is_found </text:span><text:span text:style-name="T28">= </text:span><text:span text:style-name="T3">true</text:span>;<text:line-break/><text:tab/><text:tab/>}<text:line-break/><text:line-break/><text:tab/><text:tab/><text:span text:style-name="T3">if </text:span>(<text:span text:style-name="T28">!</text:span><text:span text:style-name="T24">is_found</text:span>) <text:span text:style-name="T8">System</text:span>.<text:span text:style-name="T36">out</text:span>.<text:span text:style-name="T40">println</text:span>(<text:span text:style-name="T44">"No same numbers on a row"</text:span>);<text:line-break/><text:tab/>}<text:line-break/><text:line-break/><text:tab/><text:span text:style-name="T3">public static void </text:span><text:span text:style-name="T16">findDuplicateOnColumn</text:span>(<text:span text:style-name="T3">int</text:span>[][] <text:span text:style-name="T19">matrix</text:span>) {<text:line-break/><text:line-break/><text:tab/><text:tab/><text:span text:style-name="T3">boolean </text:span><text:span text:style-name="T24">is_found </text:span><text:span text:style-name="T28">= </text:span><text:span text:style-name="T3">false</text:span>;<text:line-break/><text:tab/><text:tab/><text:span text:style-name="T3">for </text:span>(<text:span text:style-name="T3">int </text:span><text:span text:style-name="T24">x </text:span><text:span text:style-name="T28">= </text:span><text:span text:style-name="T32">0</text:span>; <text:span text:style-name="T24">x </text:span><text:span text:style-name="T28">&lt; </text:span><text:span text:style-name="T19">matrix</text:span>.<text:span text:style-name="T24">length</text:span>; <text:span text:style-name="T24">x</text:span><text:span text:style-name="T28">++</text:span>) {<text:line-break/><text:line-break/><text:tab/><text:tab/><text:tab/><text:span text:style-name="T3">int </text:span><text:span text:style-name="T24">sum </text:span><text:span text:style-name="T28">= </text:span><text:span text:style-name="T32">0</text:span>;<text:line-break/><text:tab/><text:tab/><text:tab/><text:span text:style-name="T3">for </text:span>(<text:span text:style-name="T3">int</text:span>[] <text:span text:style-name="T24">rows </text:span><text:span text:style-name="T28">: </text:span><text:span text:style-name="T19">matrix</text:span>) <text:span text:style-name="T24">sum </text:span><text:span text:style-name="T28">+= </text:span><text:span text:style-name="T24">rows</text:span>[<text:span text:style-name="T24">x</text:span>];<text:line-break/><text:line-break/><text:tab/><text:tab/><text:tab/><text:span text:style-name="T3">if </text:span>(<text:span text:style-name="T24">sum </text:span><text:span text:style-name="T28">== </text:span><text:span text:style-name="T32">0</text:span>) <text:span text:style-name="T8">System</text:span>.<text:span text:style-name="T36">out</text:span>.<text:span text:style-name="T40">println</text:span>(<text:span text:style-name="T44">"All 0s on column " </text:span><text:span text:style-name="T28">+ </text:span><text:span text:style-name="T24">x</text:span>);<text:line-break/><text:tab/><text:tab/><text:tab/><text:span text:style-name="T3">if </text:span>(<text:span text:style-name="T24">sum </text:span><text:span text:style-name="T28">== </text:span><text:span text:style-name="T19">matrix</text:span>.<text:span text:style-name="T24">length</text:span>) <text:span text:style-name="T8">System</text:span>.<text:span text:style-name="T36">out</text:span>.<text:span text:style-name="T40">println</text:span>(<text:span text:style-name="T44">"All 1s on column " </text:span><text:span text:style-name="T28">+ </text:span><text:span text:style-name="T24">x</text:span>);<text:line-break/><text:tab/><text:tab/><text:tab/><text:span text:style-name="T3">if </text:span>(<text:span text:style-name="T24">sum </text:span><text:span text:style-name="T28">== </text:span><text:span text:style-name="T32">0 </text:span><text:span text:style-name="T28">|| </text:span><text:span text:style-name="T24">sum </text:span><text:span text:style-name="T28">== </text:span><text:span text:style-name="T19">matrix</text:span>.<text:span text:style-name="T24">length</text:span>) <text:span text:style-name="T24">is_found </text:span><text:span text:style-name="T28">= </text:span><text:span text:style-name="T3">true</text:span>;<text:line-break/><text:tab/><text:tab/>}<text:line-break/><text:line-break/><text:soft-page-break/><text:tab/><text:tab/><text:span text:style-name="T3">if </text:span>(<text:span text:style-name="T28">!</text:span><text:span text:style-name="T24">is_found</text:span>) <text:span text:style-name="T8">System</text:span>.<text:span text:style-name="T36">out</text:span>.<text:span text:style-name="T40">println</text:span>(<text:span text:style-name="T44">"No same numbers on a column"</text:span>);<text:line-break/><text:tab/>}<text:line-break/><text:line-break/><text:tab/><text:span text:style-name="T3">public static void </text:span><text:span text:style-name="T16">findDuplicateOnSuperDiagonal</text:span>(<text:span text:style-name="T3">int</text:span>[][] <text:span text:style-name="T19">matrix</text:span>) {<text:line-break/><text:line-break/><text:tab/><text:tab/><text:span text:style-name="T3">int </text:span><text:span text:style-name="T24">sum </text:span><text:span text:style-name="T28">= </text:span><text:span text:style-name="T32">0</text:span>;<text:line-break/><text:tab/><text:tab/><text:span text:style-name="T3">for </text:span>(<text:span text:style-name="T3">int </text:span><text:span text:style-name="T24">i </text:span><text:span text:style-name="T28">= </text:span><text:span text:style-name="T32">0</text:span>; <text:span text:style-name="T24">i </text:span><text:span text:style-name="T28">&lt; </text:span><text:span text:style-name="T19">matrix</text:span>.<text:span text:style-name="T24">length </text:span><text:span text:style-name="T28">- </text:span><text:span text:style-name="T32">1</text:span>; <text:span text:style-name="T24">i</text:span><text:span text:style-name="T28">++</text:span>) <text:span text:style-name="T24">sum </text:span><text:span text:style-name="T28">+= </text:span><text:span text:style-name="T19">matrix</text:span>[<text:span text:style-name="T24">i</text:span>][<text:span text:style-name="T24">i </text:span><text:span text:style-name="T28">+ </text:span><text:span text:style-name="T32">1</text:span>];<text:line-break/><text:line-break/><text:tab/><text:tab/><text:span text:style-name="T3">if </text:span>(<text:span text:style-name="T24">sum </text:span><text:span text:style-name="T28">== </text:span><text:span text:style-name="T32">0</text:span>) <text:span text:style-name="T8">System</text:span>.<text:span text:style-name="T36">out</text:span>.<text:span text:style-name="T40">println</text:span>(<text:span text:style-name="T44">"All 0s on the super diagonal"</text:span>);<text:line-break/><text:tab/><text:tab/><text:span text:style-name="T3">else if </text:span>(<text:span text:style-name="T24">sum </text:span><text:span text:style-name="T28">== </text:span><text:span text:style-name="T19">matrix</text:span>.<text:span text:style-name="T24">length </text:span><text:span text:style-name="T28">- </text:span><text:span text:style-name="T32">1</text:span>) <text:span text:style-name="T8">System</text:span>.<text:span text:style-name="T36">out</text:span>.<text:span text:style-name="T40">println</text:span>(<text:span text:style-name="T44">"All 1s on the super diagonal"</text:span>);<text:line-break/><text:tab/><text:tab/><text:span text:style-name="T3">else </text:span><text:span text:style-name="T8">System</text:span>.<text:span text:style-name="T36">out</text:span>.<text:span text:style-name="T40">println</text:span>(<text:span text:style-name="T44">"No same numbers on the super diagonal"</text:span>);<text:line-break/><text:tab/>}<text:line-break/><text:line-break/><text:tab/><text:span text:style-name="T3">public static void </text:span><text:span text:style-name="T16">findDuplicateOnDiagonal</text:span>(<text:span text:style-name="T3">int</text:span>[][] <text:span text:style-name="T19">matrix</text:span>) {<text:line-break/><text:line-break/><text:tab/><text:tab/><text:span text:style-name="T3">int </text:span><text:span text:style-name="T24">sum </text:span><text:span text:style-name="T28">= </text:span><text:span text:style-name="T32">0</text:span>;<text:line-break/><text:tab/><text:tab/><text:span text:style-name="T3">for </text:span>(<text:span text:style-name="T3">int </text:span><text:span text:style-name="T24">i </text:span><text:span text:style-name="T28">= </text:span><text:span text:style-name="T32">0</text:span>; <text:span text:style-name="T24">i </text:span><text:span text:style-name="T28">&lt; </text:span><text:span text:style-name="T19">matrix</text:span>.<text:span text:style-name="T24">length</text:span>; <text:span text:style-name="T24">i</text:span><text:span text:style-name="T28">++</text:span>) <text:span text:style-name="T24">sum </text:span><text:span text:style-name="T28">+= </text:span><text:span text:style-name="T19">matrix</text:span>[<text:span text:style-name="T24">i</text:span>][<text:span text:style-name="T24">i</text:span>];<text:line-break/><text:line-break/><text:tab/><text:tab/><text:span text:style-name="T3">if </text:span>(<text:span text:style-name="T24">sum </text:span><text:span text:style-name="T28">== </text:span><text:span text:style-name="T32">0</text:span>) <text:span text:style-name="T8">System</text:span>.<text:span text:style-name="T36">out</text:span>.<text:span text:style-name="T40">println</text:span>(<text:span text:style-name="T44">"All 0s on the diagonal"</text:span>);<text:line-break/><text:tab/><text:tab/><text:span text:style-name="T3">else if </text:span>(<text:span text:style-name="T24">sum </text:span><text:span text:style-name="T28">== </text:span><text:span text:style-name="T19">matrix</text:span>.<text:span text:style-name="T24">length</text:span>) <text:span text:style-name="T8">System</text:span>.<text:span text:style-name="T36">out</text:span>.<text:span text:style-name="T40">println</text:span>(<text:span text:style-name="T44">"All 1s on the diagonal"</text:span>);<text:line-break/><text:tab/><text:tab/><text:span text:style-name="T3">else </text:span><text:span text:style-name="T8">System</text:span>.<text:span text:style-name="T36">out</text:span>.<text:span text:style-name="T40">println</text:span>(<text:span text:style-name="T44">"No same numbers on the diagonal"</text:span>);<text:line-break/><text:tab/>}<text:line-break/><text:line-break/><text:tab/><text:span text:style-name="T3">public static void </text:span><text:span text:style-name="T16">findDuplicateOnSubDiagonal</text:span>(<text:span text:style-name="T3">int</text:span>[][] <text:span text:style-name="T19">matrix</text:span>) {<text:line-break/><text:line-break/><text:tab/><text:tab/><text:span text:style-name="T3">int </text:span><text:span text:style-name="T24">sum </text:span><text:span text:style-name="T28">= </text:span><text:span text:style-name="T32">0</text:span>;<text:line-break/><text:tab/><text:tab/><text:span text:style-name="T3">for </text:span>(<text:span text:style-name="T3">int </text:span><text:span text:style-name="T24">i </text:span><text:span text:style-name="T28">= </text:span><text:span text:style-name="T32">0</text:span>; <text:span text:style-name="T24">i </text:span><text:span text:style-name="T28">&lt; </text:span><text:span text:style-name="T19">matrix</text:span>.<text:span text:style-name="T24">length </text:span><text:span text:style-name="T28">- </text:span><text:span text:style-name="T32">1</text:span>; <text:span text:style-name="T24">i</text:span><text:span text:style-name="T28">++</text:span>) <text:span text:style-name="T24">sum </text:span><text:span text:style-name="T28">+= </text:span><text:span text:style-name="T19">matrix</text:span>[<text:span text:style-name="T24">i </text:span><text:span text:style-name="T28">+ </text:span><text:span text:style-name="T32">1</text:span>][<text:span text:style-name="T24">i</text:span>];<text:line-break/><text:line-break/><text:tab/><text:tab/><text:span text:style-name="T3">if </text:span>(<text:span text:style-name="T24">sum </text:span><text:span text:style-name="T28">== </text:span><text:span text:style-name="T32">0</text:span>) <text:span text:style-name="T8">System</text:span>.<text:span text:style-name="T36">out</text:span>.<text:span text:style-name="T40">println</text:span>(<text:span text:style-name="T44">"All 0s on the sub diagonal"</text:span>);<text:line-break/><text:tab/><text:tab/><text:span text:style-name="T3">else if </text:span>(<text:span text:style-name="T24">sum </text:span><text:span text:style-name="T28">== </text:span><text:span text:style-name="T19">matrix</text:span>.<text:span text:style-name="T24">length </text:span><text:span text:style-name="T28">- </text:span><text:span text:style-name="T32">1</text:span>) <text:span text:style-name="T8">System</text:span>.<text:span text:style-name="T36">out</text:span>.<text:span text:style-name="T40">println</text:span>(<text:span text:style-name="T44">"All 1s on the sub diagonal"</text:span>);<text:line-break/><text:tab/><text:tab/><text:span text:style-name="T3">else </text:span><text:span text:style-name="T8">System</text:span>.<text:span text:style-name="T36">out</text:span>.<text:span text:style-name="T40">println</text:span>(<text:span text:style-name="T44">"No same numbers on the sub diagonal"</text:span>);<text:line-break/><text:tab/>}<text:line-break/>}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osevka" svg:font-family="Iosevka"/>
    <style:font-face style:name="Iosevka Oblique" svg:font-family="'Iosevka Oblique'"/>
    <style:font-face style:name="Noto Sans Devanagari1" svg:font-family="'Noto Sans Devanagari'" style:font-family-generic="swiss"/>
    <style:font-face style:name="Iosevka1" svg:font-family="Iosevka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Iosevka" fo:font-size="12pt" fo:language="en" fo:country="US" style:letter-kerning="true" style:font-name-asian="Tahom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in" style:writing-mode="lr-tb"/>
      <style:text-properties style:use-window-font-color="true" loext:opacity="0%" style:font-name="Iosevka" fo:font-size="12pt" fo:language="en" fo:country="US" style:letter-kerning="true" style:font-name-asian="Tahom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Iosevka" fo:font-family="Iosevka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officeooo:rsid="0016925a" officeooo:paragraph-rsid="0016925a" style:font-size-asian="10pt" style:font-size-complex="10pt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181818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181818" draw:opacity="100%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solid" draw:fill-color="#181818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>Korn Rojrattanapanya (64010009) 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4T16:45:27.038813868</meta:creation-date>
    <dc:date>2022-02-01T08:47:33.560638826</dc:date>
    <meta:editing-duration>PT22M48S</meta:editing-duration>
    <meta:editing-cycles>20</meta:editing-cycles>
    <meta:generator>LibreOffice/7.1.8.1$Linux_X86_64 LibreOffice_project/10$Build-1</meta:generator>
    <dc:creator>Korn Rojrattanapanya</dc:creator>
    <meta:document-statistic meta:table-count="0" meta:image-count="0" meta:object-count="0" meta:page-count="2" meta:paragraph-count="2" meta:word-count="413" meta:character-count="2951" meta:non-whitespace-character-count="2365"/>
  </office:meta>
</office:document-meta>
</file>